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e time was 59:42 or 11:56/mile.</text:p>
      <text:p text:style-name="P11">I warmed down with a 0.4 mile walk.</text:p>
      <text:p text:style-name="P11"/>
      <text:p text:style-name="P11">Tues 12/27/16 <text:s/><text:span text:style-name="T1">6.5 miles</text:span></text:p>
      <text:p text:style-name="P11">I ran 6 miles out and back on a hilly course. <text:s/>The total ascent along the course was 490 ft. <text:s/>It was 34 degrees out and I wore sweats and gloves. <text:s/>Time 54:52 or 9:08/mile. </text:p>
      <text:p text:style-name="P11">I warmed down with a 0.5 mile jog.</text:p>
      <text:p text:style-name="P11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0.5 mile jog to warm dow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8T15:53:35.23</dc:date>
    <dc:creator>James Lombardi</dc:creator>
    <meta:editing-duration>PT23H36M20S</meta:editing-duration>
    <meta:editing-cycles>147</meta:editing-cycles>
    <meta:generator>OpenOffice/4.1.2$Win32 OpenOffice.org_project/412m3$Build-9782</meta:generator>
    <meta:document-statistic meta:table-count="0" meta:image-count="0" meta:object-count="0" meta:page-count="12" meta:paragraph-count="413" meta:word-count="4110" meta:character-count="20459"/>
  </office:meta>
</office:document-meta>
</file>